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07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c3b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officeooo:rsid="0048b7c8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span text:style-name="T69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4"><text:text-input text:description="&lt;/if&gt;">/if</text:text-input></text:span><text:span text:style-name="T64"><text:text-input text:description="&lt;if test=&quot;line.product_id.other_sale_description&quot;&gt;">if</text:text-input></text:span><text:span text:style-name="T64"><text:text-input text:description="&lt;line.product_id.other_sale_description&gt;">9788426574091</text:text-input></text:span><text:span text:style-name="T64"><text:text-input text:description="&lt;/if&gt;">if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warranty and line.product_id.warranty&quot;&gt;">if</text:text-input></text:span><text:span text:style-name="T60"><text:text-input text:description="&lt;formatLang(line.product_id.warranty,digits=0)&gt;">12</text:text-input></text:span><text:span text:style-name="T60"> </text:span><text:span text:style-name="T62">meses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serial_number&quot;&gt;">if</text:text-input></text:span><text:span text:style-name="T60"><text:text-input text:description="&lt;line.lot_id.name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lot_life_date and line.lot_id.life_date&quot;&gt;">if</text:text-input></text:span><text:span text:style-name="T60"><text:text-input text:description="&lt;formatLang(line.lot_id.life_date,date=True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c3b82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1">Recibí Conforme</text:span>:</text:p>
              <text:p text:style-name="MP44"><text:span text:style-name="MT61">Fecha</text:span>: <text:s/><text:span text:style-name="MT63"><text:s text:c="5"/>/ <text:s text:c="5"/>/ <text:s text:c="5"/></text:span></text:p>
              <text:p text:style-name="MP44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5-04T17:52:21.086253669</dc:date>
    <meta:editing-duration>P1DT1H15M14S</meta:editing-duration>
    <meta:editing-cycles>326</meta:editing-cycles>
    <meta:generator>LibreOffice/4.2.8.2$Linux_X86_64 LibreOffice_project/420m0$Build-2</meta:generator>
    <meta:document-statistic meta:table-count="6" meta:image-count="0" meta:object-count="0" meta:page-count="1" meta:paragraph-count="60" meta:word-count="307" meta:character-count="1777" meta:non-whitespace-character-count="1544"/>
  </office:meta>
</office:document-meta>
</file>